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1" style:family="table-row">
      <style:table-row-properties style:min-row-height="6.6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942cm"/>
    </style:style>
    <style:style style:name="P1" style:family="paragraph" style:parent-style-name="Text_20_body">
      <style:text-properties fo:color="#000000" style:text-underline-style="solid" style:text-underline-width="auto" style:text-underline-color="font-color" fo:font-weight="bold" officeooo:rsid="00278364" officeooo:paragraph-rsid="00278364" style:font-weight-asian="bold" style:font-weight-complex="bold"/>
    </style:style>
    <style:style style:name="P2" style:family="paragraph" style:parent-style-name="Table_20_Contents">
      <style:text-properties officeooo:rsid="001be72e" officeooo:paragraph-rsid="001be72e"/>
    </style:style>
    <style:style style:name="P3" style:family="paragraph" style:parent-style-name="Table_20_Contents">
      <style:text-properties officeooo:rsid="001d5d4e" officeooo:paragraph-rsid="001d5d4e"/>
    </style:style>
    <style:style style:name="P4" style:family="paragraph" style:parent-style-name="Table_20_Contents">
      <style:text-properties fo:color="#800000" fo:font-size="15pt" fo:font-weight="bold" officeooo:rsid="001d5d4e" officeooo:paragraph-rsid="001d5d4e" style:font-size-asian="15pt" style:font-weight-asian="bold" style:font-size-complex="15pt" style:font-weight-complex="bold"/>
    </style:style>
    <style:style style:name="P5" style:family="paragraph" style:parent-style-name="Table_20_Contents">
      <style:text-properties officeooo:rsid="001e2865" officeooo:paragraph-rsid="001e2865"/>
    </style:style>
    <style:style style:name="P6" style:family="paragraph" style:parent-style-name="Table_20_Contents">
      <style:text-properties officeooo:rsid="001fc56e" officeooo:paragraph-rsid="001fc56e"/>
    </style:style>
    <style:style style:name="P7" style:family="paragraph" style:parent-style-name="Table_20_Contents">
      <style:text-properties officeooo:rsid="0020e34c"/>
    </style:style>
    <style:style style:name="P8" style:family="paragraph" style:parent-style-name="Table_20_Contents">
      <style:text-properties officeooo:rsid="0020e34c" officeooo:paragraph-rsid="0020e34c"/>
    </style:style>
    <style:style style:name="P9" style:family="paragraph" style:parent-style-name="Table_20_Contents">
      <style:text-properties officeooo:rsid="0020e34c" officeooo:paragraph-rsid="00225ca0"/>
    </style:style>
    <style:style style:name="P10" style:family="paragraph" style:parent-style-name="Table_20_Contents">
      <style:text-properties officeooo:paragraph-rsid="00225ca0"/>
    </style:style>
    <style:style style:name="P11" style:family="paragraph" style:parent-style-name="Table_20_Contents">
      <style:text-properties officeooo:rsid="00225ca0" officeooo:paragraph-rsid="00225ca0"/>
    </style:style>
    <style:style style:name="P12" style:family="paragraph" style:parent-style-name="Table_20_Contents">
      <style:text-properties officeooo:rsid="00232754" officeooo:paragraph-rsid="00232754"/>
    </style:style>
    <style:style style:name="P13" style:family="paragraph" style:parent-style-name="Table_20_Contents">
      <style:text-properties officeooo:rsid="00263189" officeooo:paragraph-rsid="00263189"/>
    </style:style>
    <style:style style:name="T1" style:family="text">
      <style:text-properties fo:color="#80000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0000" fo:font-size="15pt" fo:font-weight="bold" officeooo:rsid="001d5d4e" style:font-size-asian="15pt" style:font-weight-asian="bold" style:font-size-complex="15pt" style:font-weight-complex="bold"/>
    </style:style>
    <style:style style:name="T3" style:family="text">
      <style:text-properties officeooo:rsid="001fc56e"/>
    </style:style>
    <style:style style:name="T4" style:family="text">
      <style:text-properties officeooo:rsid="00225c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Y ASPECT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ata Base Connection</text:p>
          </table:table-cell>
          <table:table-cell table:style-name="Table1.B1" office:value-type="string">
            <text:p text:style-name="P4"><text:bookmark-start text:name="__DdeLink__3440_412274976"/>Code:<text:bookmark-end text:name="__DdeLink__3440_412274976"/></text:p>
            <text:p text:style-name="P3">public class javaconnect {</text:p>
            <text:p text:style-name="P3"><text:s text:c="4"/>Connection conn;</text:p>
            <text:p text:style-name="P3"/>
            <text:p text:style-name="P3"><text:s text:c="4"/>public static Connection ConnecrDb(){</text:p>
            <text:p text:style-name="P3"><text:s text:c="5"/></text:p>
            <text:p text:style-name="P3"><text:s text:c="8"/>try</text:p>
            <text:p text:style-name="P3"><text:s text:c="8"/>{</text:p>
            <text:p text:style-name="P3"><text:s text:c="8"/>Class.forName("com.mysql.jdbc.Driver");</text:p>
            <text:p text:style-name="P3"><text:s text:c="8"/>Connection conn = DriverManager.getConnection("jdbc:mysql://localhost/foods","root","root");</text:p>
            <text:p text:style-name="P3"><text:s text:c="9"/>return conn;</text:p>
            <text:p text:style-name="P3"><text:s text:c="8"/>}</text:p>
            <text:p text:style-name="P3"><text:s text:c="8"/>catch(Exception e)</text:p>
            <text:p text:style-name="P3"><text:s text:c="8"/>{</text:p>
            <text:p text:style-name="P3"><text:s text:c="8"/>JOptionPane.showMessageDialog(null, e);</text:p>
            <text:p text:style-name="P3"><text:s text:c="8"/>return null;</text:p>
            <text:p text:style-name="P3"><text:s text:c="8"/>}</text:p>
            <text:p text:style-name="P3"><text:s text:c="4"/>}</text:p>
            <text:p text:style-name="P3">}</text:p>
          </table:table-cell>
        </table:table-row>
        <table:table-row>
          <table:table-cell table:style-name="Table1.A2" office:value-type="string">
            <text:p text:style-name="P3">Insert values to the Database</text:p>
          </table:table-cell>
          <table:table-cell table:style-name="Table1.B2" office:value-type="string">
            <text:p text:style-name="P4"><text:bookmark-start text:name="__DdeLink__3442_412274976"/>Code:<text:bookmark-end text:name="__DdeLink__3442_412274976"/></text:p>
            <text:p text:style-name="P3">private void createAccountActionPerformed(java.awt.event.ActionEvent evt) { <text:s text:c="2"/></text:p>
            <text:p text:style-name="P3"><text:s text:c="8"/>//Inserting values to the database.</text:p>
            <text:p text:style-name="P3"><text:s text:c="6"/>try{</text:p>
            <text:p text:style-name="P3"><text:s text:c="10"/>String sql="Insert into foods(Fullname,Username,Password,Sec_Q,Answer) values(?,?,?,?,?)";</text:p>
            <text:p text:style-name="P3"><text:s text:c="10"/>pst=conn.prepareStatement(sql);</text:p>
            <text:p text:style-name="P3"><text:s text:c="10"/>pst.setString(1, fullnameText.getText());</text:p>
            <text:p text:style-name="P3"><text:s text:c="10"/>pst.setString(2, usernameText.getText());</text:p>
            <text:p text:style-name="P3"><text:s text:c="10"/>//password field</text:p>
            <text:p text:style-name="P3"><text:s text:c="10"/>pst.setString(3, passwordText.getText());</text:p>
            <text:p text:style-name="P3"><text:s text:c="10"/>//combobox selecting the data</text:p>
            <text:p text:style-name="P3"><text:s text:c="10"/>pst.setString(4, (String) Sec_combo.getSelectedItem());</text:p>
            <text:p text:style-name="P3"><text:s text:c="10"/>pst.setString(5, ansText.getText());</text:p>
            <text:p text:style-name="P3"><text:s text:c="10"/>pst.execute();</text:p>
            <text:p text:style-name="P3"><text:s text:c="10"/>JOptionPane.showMessageDialog(null, "New Account Created");</text:p>
            <text:p text:style-name="P3"><text:s text:c="6"/>}catch(Exception e){</text:p>
            <text:p text:style-name="P3"><text:s text:c="10"/>JOptionPane.showMessageDialog(null, e);</text:p>
            <text:p text:style-name="P3"><text:s text:c="6"/>} <text:s/></text:p>
            <text:p text:style-name="P3"><text:s text:c="4"/>} <text:s text:c="3"/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">Getting Data from the Database</text:p>
          </table:table-cell>
          <table:table-cell table:style-name="Table2.B1" office:value-type="string">
            <text:p text:style-name="P3"><text:bookmark-start text:name="__DdeLink__3444_412274976"/><text:span text:style-name="T1">Code:</text:span><text:bookmark-end text:name="__DdeLink__3444_412274976"/></text:p>
            <text:p text:style-name="P3">public void Retrive(){</text:p>
            <text:p text:style-name="P3"><text:s text:c="8"/>String a1=UserNameTextField.getText();</text:p>
            <text:p text:style-name="P3"><text:s text:c="8"/>String a2=AnswerTextField.getText();</text:p>
            <text:p text:style-name="P3"><text:s text:c="8"/>String sql="select * from foods where Answer='"+a2+"'";</text:p>
            <text:p text:style-name="P3"><text:s text:c="8"/>try{</text:p>
            <text:p text:style-name="P3"><text:s text:c="12"/>pst=conn.prepareStatement(sql);</text:p>
            <text:p text:style-name="P3"><text:s text:c="12"/>rs=pst.executeQuery();</text:p>
            <text:p text:style-name="P3"><text:s text:c="12"/>if(rs.next()){</text:p>
            <text:p text:style-name="P3"><text:s text:c="13"/>PasswordTextField.setText(rs.getString(3)); </text:p>
            <text:p text:style-name="P3"><text:s text:c="12"/>}</text:p>
            <text:p text:style-name="P3"><text:s text:c="12"/></text:p>
            <text:p text:style-name="P3"><text:s text:c="12"/></text:p>
            <text:p text:style-name="P3"><text:s text:c="8"/>}catch(Exception e){</text:p>
            <text:p text:style-name="P3"><text:s text:c="12"/>JOptionPane.showMessageDialog(null, e);</text:p>
            <text:p text:style-name="P3"><text:s text:c="12"/></text:p>
            <text:p text:style-name="P3"><text:s text:c="8"/>}</text:p>
            <text:p text:style-name="P3"><text:s text:c="4"/>}</text:p>
          </table:table-cell>
        </table:table-row>
        <table:table-row>
          <table:table-cell table:style-name="Table2.A2" office:value-type="string">
            <text:p text:style-name="P5">Op<text:span text:style-name="T3">e</text:span>rators</text:p>
          </table:table-cell>
          <table:table-cell table:style-name="Table2.B2" office:value-type="string">
            <text:p text:style-name="P6"><text:s/><text:span text:style-name="T2">Code:</text:span></text:p>
            <text:p text:style-name="P6"><text:s text:c="2"/>String chicken_burger=String.format("%.2f",chicken);</text:p>
            <text:p text:style-name="P6"><text:s text:c="8"/>unitpricetext1.setText(chicken_burger);</text:p>
            <text:p text:style-name="P6"><text:s text:c="8"/>String quino_and=String.format("%.2f",quino);</text:p>
            <text:p text:style-name="P6"><text:s text:c="8"/>unitpricetext2.setText(quino_and);</text:p>
            <text:p text:style-name="P6"><text:s text:c="8"/>String pan_cakes=String.format("%.2f",pancake);</text:p>
            <text:p text:style-name="P6"><text:s text:c="8"/>unitpricetext3.setText(pan_cakes);</text:p>
            <text:p text:style-name="P6"><text:s text:c="8"/>String express=String.format("%.2f",Expresso);</text:p>
            <text:p text:style-name="P6"><text:s text:c="8"/>unitpricetext4.setText(express);</text:p>
            <text:p text:style-name="P6"><text:s text:c="8"/>String sand=String.format("%.2f",sandwitch);</text:p>
            <text:p text:style-name="P6"><text:s text:c="8"/>unitpricetext5.setText(sand);</text:p>
            <text:p text:style-name="P6"><text:s text:c="8"/></text:p>
            <text:p text:style-name="P6"><text:s text:c="8"/>//it is performing multiplication operation. between quantity and unit price.</text:p>
            <text:p text:style-name="P6"><text:s text:c="8"/>subTotal1 =Quantity1 * chicken;</text:p>
            <text:p text:style-name="P6"><text:s text:c="9"/>subTotal2 =Quantity2 * quino;</text:p>
            <text:p text:style-name="P6"><text:s text:c="10"/>subTotal3 =Quantity3 * pancake;</text:p>
            <text:p text:style-name="P6"><text:s text:c="11"/>subTotal4 =Quantity4 * Expresso;</text:p>
            <text:p text:style-name="P6"><text:s text:c="12"/>subTotal5 =Quantity5 * sandwitch;</text:p>
          </table:table-cell>
        </table:table-row>
        <table:table-row>
          <table:table-cell table:style-name="Table2.A2" office:value-type="string">
            <text:p text:style-name="P7">Loops</text:p>
          </table:table-cell>
          <table:table-cell table:style-name="Table2.B2" office:value-type="string">
            <text:p text:style-name="P8"><text:bookmark-start text:name="__DdeLink__3448_412274976"/><text:s/><text:span text:style-name="T2">Code:</text:span><text:bookmark-end text:name="__DdeLink__3448_412274976"/></text:p>
            <text:p text:style-name="P8">for(int i=1;i&lt;=200;i++){</text:p>
            <text:p text:style-name="P8"><text:s text:c="16"/>s=s+1;</text:p>
            <text:p text:style-name="P8"><text:s text:c="16"/>int m=ProgressBar.getMaximum();</text:p>
            <text:p text:style-name="P8"><text:s text:c="16"/>int v=ProgressBar.getValue();</text:p>
            <text:p text:style-name="P8"><text:s text:c="16"/>if(v&lt;m){</text:p>
            <text:p text:style-name="P8"><text:s text:c="20"/>ProgressBar.setValue(ProgressBar.getValue()+1);</text:p>
            <text:p text:style-name="P8"><text:s text:c="16"/>}else{</text:p>
            <text:p text:style-name="P8"><text:s text:c="20"/>i=201;</text:p>
            <text:p text:style-name="P8"><text:s text:c="20"/>setVisible(false);</text:p>
            <text:p text:style-name="P8"><text:s text:c="20"/>myacccount ob=new myacccount();</text:p>
            <text:p text:style-name="P8"><text:s text:c="20"/>ob.setVisible(true);</text:p>
            <text:p text:style-name="P8"><text:s text:c="16"/>}Thread.sleep(50); <text:s/>}</text:p>
          </table:table-cell>
        </table:table-row>
        <text:soft-page-break/>
        <table:table-row table:style-name="Table2.4">
          <table:table-cell table:style-name="Table2.A2" office:value-type="string">
            <text:p text:style-name="P10"/>
            <text:p text:style-name="P10"><text:span text:style-name="T4">Decision Making</text:span></text:p>
          </table:table-cell>
          <table:table-cell table:style-name="Table2.B2" office:value-type="string">
            <text:p text:style-name="P11"/>
            <text:p text:style-name="P9"><text:s/><text:bookmark-start text:name="__DdeLink__3450_412274976"/><text:span text:style-name="T2">Code:</text:span><text:bookmark-end text:name="__DdeLink__3450_412274976"/></text:p>
            <text:p text:style-name="P11">if(chickenitem.isSelected())</text:p>
            <text:p text:style-name="P11"><text:s text:c="12"/>chickenorderstatus.setText("chickenburg5er with bacon");</text:p>
            <text:p text:style-name="P11"><text:s text:c="8"/>else</text:p>
            <text:p text:style-name="P11"><text:s text:c="12"/>chickenorderstatus.setText("");</text:p>
            <text:p text:style-name="P11"><text:s text:c="8"/></text:p>
            <text:p text:style-name="P11"><text:s text:c="8"/>if(quionaitem.isSelected())</text:p>
            <text:p text:style-name="P11"><text:s text:c="12"/>quionaitemstatus.setText("Quiona and kale");</text:p>
            <text:p text:style-name="P11"><text:s text:c="8"/>else</text:p>
            <text:p text:style-name="P11"><text:s text:c="12"/>quionaitemstatus.setText("");</text:p>
          </table:table-cell>
        </table:table-row>
        <table:table-row>
          <table:table-cell table:style-name="Table2.A2" office:value-type="string">
            <text:p text:style-name="P11">Methods</text:p>
          </table:table-cell>
          <table:table-cell table:style-name="Table2.B2" office:value-type="string">
            <text:p text:style-name="P11"><text:s/><text:bookmark-start text:name="__DdeLink__3452_412274976"/><text:span text:style-name="T2">Code:</text:span><text:bookmark-end text:name="__DdeLink__3452_412274976"/></text:p>
            <text:p text:style-name="P11"><text:s/>public void Retrive(){</text:p>
            <text:p text:style-name="P11"><text:s text:c="8"/>String a1=UserNameTextField.getText();</text:p>
            <text:p text:style-name="P11"><text:s text:c="8"/>String a2=AnswerTextField.getText();</text:p>
            <text:p text:style-name="P11"><text:s text:c="8"/>String sql="select * from foods where Answer='"+a2+"'";</text:p>
            <text:p text:style-name="P11"><text:s text:c="8"/>try{</text:p>
            <text:p text:style-name="P11"><text:s text:c="12"/>pst=conn.prepareStatement(sql);</text:p>
            <text:p text:style-name="P11"><text:s text:c="12"/>rs=pst.executeQuery();</text:p>
            <text:p text:style-name="P11"><text:s text:c="12"/>if(rs.next()){</text:p>
            <text:p text:style-name="P11"><text:s text:c="13"/>PasswordTextField.setText(rs.getString(3)); </text:p>
            <text:p text:style-name="P11"><text:s text:c="12"/>}</text:p>
            <text:p text:style-name="P11"><text:s text:c="12"/></text:p>
            <text:p text:style-name="P11"><text:s text:c="12"/></text:p>
            <text:p text:style-name="P11"><text:s text:c="8"/>}catch(Exception e){</text:p>
            <text:p text:style-name="P11"><text:s text:c="12"/>JOptionPane.showMessageDialog(null, e);</text:p>
            <text:p text:style-name="P11"><text:s text:c="12"/></text:p>
            <text:p text:style-name="P11"><text:s text:c="8"/>}</text:p>
            <text:p text:style-name="P11"><text:s text:c="4"/>}</text:p>
          </table:table-cell>
        </table:table-row>
        <table:table-row>
          <table:table-cell table:style-name="Table2.A2" office:value-type="string">
            <text:p text:style-name="P12">Exception Handling</text:p>
          </table:table-cell>
          <table:table-cell table:style-name="Table2.B2" office:value-type="string">
            <text:p text:style-name="P12"><text:s/><text:span text:style-name="T2">Code:</text:span></text:p>
            <text:p text:style-name="P12"><text:s/>try{</text:p>
            <text:p text:style-name="P12"><text:s text:c="12"/>pst=conn.prepareStatement(sql);</text:p>
            <text:p text:style-name="P12"><text:s text:c="12"/>rs=pst.executeQuery();</text:p>
            <text:p text:style-name="P12"><text:s text:c="12"/>if(rs.next()){</text:p>
            <text:p text:style-name="P12"><text:s text:c="13"/>PasswordTextField.setText(rs.getString(3)); </text:p>
            <text:p text:style-name="P12"><text:s text:c="12"/>}</text:p>
            <text:p text:style-name="P12"><text:s text:c="12"/></text:p>
            <text:p text:style-name="P12"><text:s text:c="12"/></text:p>
            <text:p text:style-name="P12"><text:s text:c="8"/>}catch(Exception e){</text:p>
            <text:p text:style-name="P12"><text:s text:c="12"/>JOptionPane.showMessageDialog(null, e);</text:p>
            <text:p text:style-name="P12"><text:s text:c="12"/></text:p>
            <text:p text:style-name="P12"><text:s text:c="8"/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6:35:21.827117255</meta:creation-date>
    <dc:date>2018-01-22T18:52:36.870915838</dc:date>
    <meta:editing-duration>PT1H24M33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3" meta:paragraph-count="136" meta:word-count="243" meta:character-count="4188" meta:non-whitespace-character-count="2930"/>
  </office:meta>
</office:document-meta>
</file>